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PatternConverter.getFullyQualifiedName( Pax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PatternConverter.format( StringBuffer sbuf ,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parse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PatternParser.extractPrecisionO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tegoryPatternConverter.CategoryPatternConverter( FormattingInfo formattingInfo , int 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addToList( PatternConverter 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NamePatternConverter.ClassNamePatternConverter( FormattingInfo formattingInfo , int 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tternConverter.convert( PaxLogging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Parser.addConverter( PatternConverter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Parser.extractOp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dPatternConverter.convert( PaxLogging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tionPatternConverter.convert( PaxLogging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PatternConverter.BasicPatternConverter( FormattingInfo formattingInfo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PatternConverter.LocationPatternConverter( FormattingInfo formattingInfo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PatternConverter.convert( Pax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tternConverter.convert( PaxLogg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Parser.PatternPars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egoryPatternConverter.getFullyQualifiedName( Pax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r.finalizeConverter( char c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">
            <text:p text:style-name="Table_20_Contents">1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DatePatternConverter.DatePatternConverter( FormattingInfo formattingInfo , DateFormat 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tternConverter.NamedPatternConverter( FormattingInfo formattingInfo , int prec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PatternConverter.LiteralPatternConvert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